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3.5mm"/>
    </style:style>
    <style:style style:name="co2" style:family="table-column">
      <style:table-column-properties fo:break-before="auto" style:column-width="21.33mm"/>
    </style:style>
    <style:style style:name="co3" style:family="table-column">
      <style:table-column-properties fo:break-before="auto" style:column-width="18.87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/>
      <table:table table:name="no_par_interf_no_par_fun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Name</text:p>
          </table:table-cell>
          <table:table-cell table:style-name="Default" office:value-type="string" calcext:value-type="string">
            <text:p><text:s/>Time</text:p>
          </table:table-cell>
          <table:table-cell office:value-type="string" calcext:value-type="string">
            <text:p>Fun_1000</text:p>
          </table:table-cell>
          <table:table-cell office:value-type="string" calcext:value-type="string">
            <text:p>Fun_1000_no_shared</text:p>
          </table:table-cell>
          <table:table-cell office:value-type="string" calcext:value-type="string">
            <text:p>Fun_200_no_shared</text:p>
          </table:table-cell>
          <table:table-cell office:value-type="string" calcext:value-type="string">
            <text:p>Fun_200</text:p>
          </table:table-cell>
        </table:table-row>
        <table:table-row table:style-name="ro1">
          <table:table-cell office:value-type="string" calcext:value-type="string">
            <text:p>CO-2+2W_2 </text:p>
          </table:table-cell>
          <table:table-cell office:value-type="float" office:value="0.0013935" calcext:value-type="float">
            <text:p>0.0013935</text:p>
          </table:table-cell>
          <table:table-cell office:value-type="float" office:value="0.00168175" calcext:value-type="float">
            <text:p>0.00168175</text:p>
          </table:table-cell>
          <table:table-cell office:value-type="float" office:value="0.00167625" calcext:value-type="float">
            <text:p>0.00167625</text:p>
          </table:table-cell>
          <table:table-cell office:value-type="float" office:value="0.0016475" calcext:value-type="float">
            <text:p>0.0016475</text:p>
          </table:table-cell>
          <table:table-cell office:value-type="float" office:value="0.00178425" calcext:value-type="float">
            <text:p>0.00178425</text:p>
          </table:table-cell>
        </table:table-row>
        <table:table-row table:style-name="ro1">
          <table:table-cell office:value-type="string" calcext:value-type="string">
            <text:p>CO-2+2W_3 </text:p>
          </table:table-cell>
          <table:table-cell office:value-type="float" office:value="0.001272" calcext:value-type="float">
            <text:p>0.001272</text:p>
          </table:table-cell>
          <table:table-cell office:value-type="float" office:value="0.001728" calcext:value-type="float">
            <text:p>0.001728</text:p>
          </table:table-cell>
          <table:table-cell office:value-type="float" office:value="0.00195825" calcext:value-type="float">
            <text:p>0.00195825</text:p>
          </table:table-cell>
          <table:table-cell office:value-type="float" office:value="0.001982" calcext:value-type="float">
            <text:p>0.001982</text:p>
          </table:table-cell>
          <table:table-cell office:value-type="float" office:value="0.00200025" calcext:value-type="float">
            <text:p>0.00200025</text:p>
          </table:table-cell>
        </table:table-row>
        <table:table-row table:style-name="ro1">
          <table:table-cell office:value-type="string" calcext:value-type="string">
            <text:p>CO-2+2W_5 </text:p>
          </table:table-cell>
          <table:table-cell office:value-type="float" office:value="0.0016155" calcext:value-type="float">
            <text:p>0.0016155</text:p>
          </table:table-cell>
          <table:table-cell office:value-type="float" office:value="0.002319" calcext:value-type="float">
            <text:p>0.002319</text:p>
          </table:table-cell>
          <table:table-cell office:value-type="float" office:value="0.0024815" calcext:value-type="float">
            <text:p>0.0024815</text:p>
          </table:table-cell>
          <table:table-cell office:value-type="float" office:value="0.00279275" calcext:value-type="float">
            <text:p>0.00279275</text:p>
          </table:table-cell>
          <table:table-cell office:value-type="float" office:value="0.00233925" calcext:value-type="float">
            <text:p>0.00233925</text:p>
          </table:table-cell>
        </table:table-row>
        <table:table-row table:style-name="ro1">
          <table:table-cell office:value-type="string" calcext:value-type="string">
            <text:p>fibonacci </text:p>
          </table:table-cell>
          <table:table-cell table:style-name="Default" office:value-type="float" office:value="3.72392025" calcext:value-type="float">
            <text:p>3.72392025</text:p>
          </table:table-cell>
          <table:table-cell office:value-type="float" office:value="4.27956125" calcext:value-type="float">
            <text:p>4.27956125</text:p>
          </table:table-cell>
          <table:table-cell office:value-type="float" office:value="4.184015" calcext:value-type="float">
            <text:p>4.184015</text:p>
          </table:table-cell>
          <table:table-cell office:value-type="float" office:value="3.728173" calcext:value-type="float">
            <text:p>3.728173</text:p>
          </table:table-cell>
          <table:table-cell table:style-name="ce1" office:value-type="float" office:value="3.7184945" calcext:value-type="float">
            <text:p>3.7184945</text:p>
          </table:table-cell>
        </table:table-row>
        <table:table-row table:style-name="ro1">
          <table:table-cell office:value-type="string" calcext:value-type="string">
            <text:p>szymanski </text:p>
          </table:table-cell>
          <table:table-cell table:style-name="Default" office:value-type="float" office:value="80.5708905" calcext:value-type="float">
            <text:p>80.5708905</text:p>
          </table:table-cell>
          <table:table-cell table:style-name="ce1" office:value-type="float" office:value="59.1080885" calcext:value-type="float">
            <text:p>59.1080885</text:p>
          </table:table-cell>
          <table:table-cell office:value-type="float" office:value="69.719383" calcext:value-type="float">
            <text:p>69.719383</text:p>
          </table:table-cell>
          <table:table-cell office:value-type="float" office:value="63.371886" calcext:value-type="float">
            <text:p>63.371886</text:p>
          </table:table-cell>
          <table:table-cell office:value-type="float" office:value="63.67535075" calcext:value-type="float">
            <text:p>63.67535075</text:p>
          </table:table-cell>
        </table:table-row>
        <table:table-row table:style-name="ro1">
          <table:table-cell office:value-type="string" calcext:value-type="string">
            <text:p>dijkstra </text:p>
          </table:table-cell>
          <table:table-cell office:value-type="float" office:value="0.01581375" calcext:value-type="float">
            <text:p>0.01581375</text:p>
          </table:table-cell>
          <table:table-cell office:value-type="float" office:value="0.02938925" calcext:value-type="float">
            <text:p>0.02938925</text:p>
          </table:table-cell>
          <table:table-cell office:value-type="float" office:value="0.03031775" calcext:value-type="float">
            <text:p>0.03031775</text:p>
          </table:table-cell>
          <table:table-cell office:value-type="float" office:value="0.029392" calcext:value-type="float">
            <text:p>0.029392</text:p>
          </table:table-cell>
          <table:table-cell office:value-type="float" office:value="0.0288415" calcext:value-type="float">
            <text:p>0.028841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3-02T20:52:59.511968899</dc:date>
    <meta:editing-duration>PT31M22S</meta:editing-duration>
    <meta:editing-cycles>3</meta:editing-cycles>
    <meta:generator>LibreOffice/5.1.6.2$Linux_X86_64 LibreOffice_project/10m0$Build-2</meta:generator>
    <meta:document-statistic meta:table-count="1" meta:cell-count="42" meta:object-count="0"/>
  </office:meta>
</office:document-meta>
</file>